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font-name="Dosis Medium" fo:font-size="11pt" style:font-size-asian="11pt" style:font-size-complex="11pt"/>
    </style:style>
    <style:style style:name="P2"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3" style:family="paragraph" style:parent-style-name="Standard">
      <style:text-properties style:font-name="Dosis Medium" fo:font-size="11pt" fo:font-weight="normal" officeooo:rsid="000e3a7b" officeooo:paragraph-rsid="000e3a7b" style:font-size-asian="11pt" style:font-weight-asian="normal" style:font-size-complex="11pt" style:font-weight-complex="normal"/>
    </style:style>
    <style:style style:name="P4" style:family="paragraph" style:parent-style-name="Standard">
      <style:text-properties style:font-name="Dosis Medium" fo:font-size="11pt" fo:font-weight="normal" officeooo:rsid="000e896b" officeooo:paragraph-rsid="000e896b" style:font-size-asian="11pt" style:font-weight-asian="normal" style:font-size-complex="11pt" style:font-weight-complex="normal"/>
    </style:style>
    <style:style style:name="P5" style:family="paragraph" style:parent-style-name="Standard">
      <style:text-properties style:font-name="Dosis Medium" fo:font-size="11pt" fo:font-weight="normal" officeooo:rsid="0011303e" officeooo:paragraph-rsid="0011303e" style:font-size-asian="11pt" style:font-weight-asian="normal" style:font-size-complex="11pt" style:font-weight-complex="normal"/>
    </style:style>
    <style:style style:name="P6" style:family="paragraph" style:parent-style-name="Standard">
      <style:text-properties style:font-name="Dosis Medium" fo:font-size="11pt" fo:font-weight="normal" officeooo:rsid="00137cc5" officeooo:paragraph-rsid="00137cc5" style:font-size-asian="11pt" style:font-weight-asian="normal" style:font-size-complex="11pt" style:font-weight-complex="normal"/>
    </style:style>
    <style:style style:name="P7" style:family="paragraph" style:parent-style-name="Standard">
      <style:text-properties style:font-name="Dosis Medium" fo:font-size="11pt" fo:font-weight="normal" officeooo:rsid="001758a6" officeooo:paragraph-rsid="001758a6" style:font-size-asian="11pt" style:font-weight-asian="normal" style:font-size-complex="11pt" style:font-weight-complex="normal"/>
    </style:style>
    <style:style style:name="P8" style:family="paragraph" style:parent-style-name="Standard">
      <style:text-properties style:font-name="Dosis Medium" fo:font-size="11pt" fo:font-weight="normal" officeooo:rsid="002340b7" officeooo:paragraph-rsid="002340b7" style:font-size-asian="11pt" style:font-weight-asian="normal" style:font-size-complex="11pt" style:font-weight-complex="normal"/>
    </style:style>
    <style:style style:name="P9" style:family="paragraph" style:parent-style-name="Standard">
      <style:text-properties style:font-name="Dosis Medium" fo:font-size="11pt" fo:font-weight="normal" officeooo:rsid="0024b781" officeooo:paragraph-rsid="0024b781" style:font-size-asian="11pt" style:font-weight-asian="normal" style:font-size-complex="11pt" style:font-weight-complex="normal"/>
    </style:style>
    <style:style style:name="P10" style:family="paragraph" style:parent-style-name="Standard">
      <style:text-properties style:font-name="Dosis Medium" fo:font-size="11pt" fo:font-weight="normal" officeooo:rsid="000df682" officeooo:paragraph-rsid="000df682" style:font-size-asian="9.60000038146973pt" style:font-weight-asian="normal" style:font-size-complex="11pt" style:font-weight-complex="normal"/>
    </style:style>
    <style:style style:name="P11" style:family="paragraph" style:parent-style-name="Standard">
      <style:text-properties style:font-name="Dosis Medium" fo:font-size="11pt" fo:font-weight="normal" officeooo:rsid="001b2ae9" officeooo:paragraph-rsid="001b2ae9" style:font-size-asian="9.60000038146973pt" style:font-weight-asian="normal" style:font-size-complex="11pt" style:font-weight-complex="normal"/>
    </style:style>
    <style:style style:name="P12" style:family="paragraph" style:parent-style-name="Standard">
      <style:text-properties style:font-name="Dosis Medium" fo:font-size="11pt" fo:font-weight="normal" officeooo:rsid="001e21d0" officeooo:paragraph-rsid="001e21d0" style:font-size-asian="9.60000038146973pt" style:font-weight-asian="normal" style:font-size-complex="11pt" style:font-weight-complex="normal"/>
    </style:style>
    <style:style style:name="P13"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14" style:family="paragraph" style:parent-style-name="Standard">
      <style:text-properties style:font-name="Dosis Medium" fo:font-size="15pt" fo:font-weight="bold" officeooo:rsid="000e3a7b" officeooo:paragraph-rsid="000e3a7b" style:font-size-asian="11pt" style:font-weight-asian="bold" style:font-size-complex="11pt" style:font-weight-complex="bold"/>
    </style:style>
    <style:style style:name="P15" style:family="paragraph" style:parent-style-name="Standard">
      <style:text-properties style:font-name="Dosis Medium" fo:font-size="15pt" fo:font-weight="bold" officeooo:rsid="0011303e" officeooo:paragraph-rsid="0011303e" style:font-size-asian="11pt" style:font-weight-asian="bold" style:font-size-complex="11pt" style:font-weight-complex="bold"/>
    </style:style>
    <style:style style:name="P16" style:family="paragraph" style:parent-style-name="Standard">
      <style:text-properties style:font-name="Dosis Medium" fo:font-size="15pt" fo:font-weight="bold" officeooo:rsid="00151c21" officeooo:paragraph-rsid="00151c21" style:font-size-asian="11pt" style:font-weight-asian="bold" style:font-size-complex="11pt" style:font-weight-complex="bold"/>
    </style:style>
    <style:style style:name="P17" style:family="paragraph" style:parent-style-name="Standard" style:list-style-name="L1">
      <style:text-properties style:font-name="Dosis Medium" fo:font-size="11pt" fo:font-weight="normal" officeooo:rsid="0011303e" officeooo:paragraph-rsid="0011303e" style:font-size-asian="11pt" style:font-weight-asian="normal" style:font-size-complex="11pt" style:font-weight-complex="normal"/>
    </style:style>
    <style:style style:name="P18" style:family="paragraph" style:parent-style-name="Standard" style:list-style-name="L1">
      <style:text-properties style:font-name="Dosis Medium" fo:font-size="11pt" fo:font-weight="normal" officeooo:rsid="00113f8a" officeooo:paragraph-rsid="00113f8a" style:font-size-asian="11pt" style:font-weight-asian="normal" style:font-size-complex="11pt" style:font-weight-complex="normal"/>
    </style:style>
    <style:style style:name="P19" style:family="paragraph" style:parent-style-name="Standard" style:list-style-name="L1">
      <style:text-properties style:font-name="Dosis Medium" fo:font-size="11pt" fo:font-weight="normal" officeooo:rsid="00137cc5" officeooo:paragraph-rsid="00137cc5" style:font-size-asian="11pt" style:font-weight-asian="normal" style:font-size-complex="11pt" style:font-weight-complex="normal"/>
    </style:style>
    <style:style style:name="P20" style:family="paragraph" style:parent-style-name="Standard" style:list-style-name="L1">
      <style:text-properties style:font-name="Dosis Medium" fo:font-size="11pt" fo:font-weight="normal" officeooo:rsid="00252ee1" officeooo:paragraph-rsid="00252ee1" style:font-size-asian="11pt" style:font-weight-asian="normal" style:font-size-complex="11pt" style:font-weight-complex="normal"/>
    </style:style>
    <style:style style:name="P21" style:family="paragraph" style:parent-style-name="Standard" style:list-style-name="L2">
      <style:text-properties style:font-name="Dosis Medium" fo:font-size="11pt" fo:font-weight="normal" officeooo:rsid="00151c21" officeooo:paragraph-rsid="00151c21" style:font-size-asian="11pt" style:font-weight-asian="normal" style:font-size-complex="11pt" style:font-weight-complex="normal"/>
    </style:style>
    <style:style style:name="P22" style:family="paragraph" style:parent-style-name="Standard" style:list-style-name="L1">
      <style:text-properties style:font-name="Dosis Medium" fo:font-size="11pt" fo:font-weight="normal" officeooo:rsid="002ddcb1" officeooo:paragraph-rsid="002ddcb1" style:font-size-asian="11pt" style:font-weight-asian="normal" style:font-size-complex="11pt" style:font-weight-complex="normal"/>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style:style style:name="T11" style:family="text">
      <style:text-properties officeooo:rsid="002f014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Explanation of the problem / background to the project</text:p>
      <text:p text:style-name="P1"><text:s text:c="4"/>Who the prospective users are</text:p>
      <text:p text:style-name="P1"><text:s text:c="4"/>Interview with client</text:p>
      <text:p text:style-name="P1"><text:s text:c="4"/>Discussion of interview with 'client'</text:p>
      <text:p text:style-name="P1"><text:s text:c="4"/>Discussion of existing systems</text:p>
      <text:p text:style-name="P1"><text:s text:c="4"/>Modelling of the problem</text:p>
      <text:p text:style-name="P1"><text:s text:c="4"/>Detailed, numbered list of objectives</text:p>
      <text:p text:style-name="P1"><text:s text:c="4"/>List and explanation of acceptable limitations</text:p>
      <text:p text:style-name="P1"/>
      <text:p text:style-name="P1"/>
      <text:p text:style-name="P13">Explanation of the problem / background to the project</text:p>
      <text:p text:style-name="P13"/>
      <text:p text:style-name="P2">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highest speed movement which requires skill to execute are the most fun for me, and movement techniques are always big and fun parts of modern games.</text:p>
      <text:p text:style-name="P2"/>
      <text:p text:style-name="P13">Who the prospective users are</text:p>
      <text:p text:style-name="P13"/>
      <text:p text:style-name="P2">This game would be targeting people who are interested in fast paced games with lots of movement based content. Potential customers could be speedrunners of existing games, or even potentially players of driving games, in which fast movement is essential.</text:p>
      <text:p text:style-name="P2"/>
      <text:p text:style-name="P13">Interview with client</text:p>
      <text:p text:style-name="P13"/>
      <text:p text:style-name="P7">Client: Dan</text:p>
      <text:p text:style-name="P2"/>
      <text:p text:style-name="P2"><text:span text:style-name="T4">Me: </text:span>What kinds of games are you most interested in?</text:p>
      <text:p text:style-name="P2"/>
      <text:p text:style-name="P7">Dan: I enjoy open world games <text:span text:style-name="T5">and platformers.</text:span></text:p>
      <text:p text:style-name="P7"/>
      <text:p text:style-name="P2"><text:span text:style-name="T4">Me: </text:span>How much do you enjoy platformers or driving games?</text:p>
      <text:p text:style-name="P2"/>
      <text:p text:style-name="P7">Dan: I love a good platformer. I was a big fan of the game “My Friend Pedro” which is kind of a mix between a platformer and a shooter, with nice dynamic movement in 2D. Also an enjoyer of Minecraft parkour. Also BattleBlock Theater.</text:p>
      <text:p text:style-name="P7"/>
      <text:p text:style-name="P2"><text:span text:style-name="T4">Me: </text:span>Do you consider complex movement mechanics to be an important part of some games?</text:p>
      <text:p text:style-name="P2"/>
      <text:p text:style-name="P7">Dan: Yes. Or at least varied mechanics. Sliding, crouching, and ways to change your speed and how you move. Things that change your perspective like tilting in the air are also cool. Nice complicated, variable physics makes for more interesting movement.</text:p>
      <text:p text:style-name="P2"/>
      <text:p text:style-name="P2"><text:span text:style-name="T4">Me: </text:span>How much do you enjoy games with complex movement mechanics?</text:p>
      <text:p text:style-name="P2"/>
      <text:p text:style-name="P7"><text:soft-page-break/>Dan: I’d say I do. Sometimes you can overcomplicate it slightly. Good physics allows for simple inputs but complex movement, and that’s what I enjoy. Being able to control everything with only a few different keys is better than having lots of inputs.</text:p>
      <text:p text:style-name="P2"/>
      <text:p text:style-name="P2"><text:span text:style-name="T4">Me:</text:span> What features of movement do you find interesting in existing games <text:span text:style-name="T4">(give examples)</text:span>?</text:p>
      <text:p text:style-name="P2"/>
      <text:p text:style-name="P7">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2"/>
      <text:p text:style-name="P13">Discussion of interview with client</text:p>
      <text:p text:style-name="P10"/>
      <text:p text:style-name="P11">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11"/>
      <text:p text:style-name="P12">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13"/>
      <text:p text:style-name="P13">Discussion of existing systems</text:p>
      <text:p text:style-name="P13"/>
      <text:p text:style-name="P2">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2"/>
      <text:p text:style-name="P2">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OpenGL as the API, and C++ for writing it, as well as using the OpenGL Shader Language to write my own shaders. In addition to this, I will be developing this on Linux, and I do not plan to port it 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2"/>
      <text:p text:style-name="P3">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3"/>
      <text:p text:style-name="P8"><text:soft-page-break/>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8"/>
      <text:p text:style-name="P9">For designing models, there are various tools out there which can help with this, but I believe Blender will be mos suited to this task. After researching it, I found that it has the ability to export model data in the Waverfront.obj file format, which is notably easy to parse compared to other formats. It also has the ability to triangulate faces of objects, which would allow them to easily be loaded into the program.</text:p>
      <text:p text:style-name="P8"/>
      <text:p text:style-name="P14">Modelling of the problem</text:p>
      <text:p text:style-name="P14"/>
      <text:p text:style-name="P3">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3"/>
      <text:p text:style-name="P3">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text:span></text:p>
      <text:p text:style-name="P3"/>
      <text:p text:style-name="P4">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4"/>
      <text:p text:style-name="P15">Detailed Numbered List of Objectives</text:p>
      <text:p text:style-name="P15"/>
      <text:list text:style-name="L1">
        <text:list-item>
          <text:p text:style-name="P17">Create a modular game engine</text:p>
          <text:list>
            <text:list-item>
              <text:p text:style-name="P22">It will be able to load models</text:p>
              <text:list>
                <text:list-item>
                  <text:p text:style-name="P17">Load a model from a file generated in blender</text:p>
                </text:list-item>
                <text:list-item>
                  <text:p text:style-name="P17">Store its vertices, normals, and texture coordinates</text:p>
                </text:list-item>
                <text:list-item>
                  <text:p text:style-name="P17">Stores its various textures</text:p>
                </text:list-item>
                <text:list-item>
                  <text:p text:style-name="P17">Generates a VAO, a<text:span text:style-name="T7">nd a</text:span> VBO</text:p>
                </text:list-item>
              </text:list>
            </text:list-item>
            <text:list-item>
              <text:p text:style-name="P17">It will be able to compile, link, and use shaders</text:p>
              <text:list>
                <text:list-item>
                  <text:p text:style-name="P17">Load the shaders from a file</text:p>
                </text:list-item>
                <text:list-item>
                  <text:p text:style-name="P17">Compile them</text:p>
                </text:list-item>
                <text:list-item>
                  <text:p text:style-name="P17">Link them</text:p>
                </text:list-item>
                <text:list-item>
                  <text:p text:style-name="P17">Use them</text:p>
                </text:list-item>
                <text:list-item>
                  <text:p text:style-name="P17">Store this data in an object, with a templated method to set uniforms</text:p>
                </text:list-item>
              </text:list>
            </text:list-item>
            <text:list-item>
              <text:p text:style-name="P17">It will have a main render loop</text:p>
              <text:list>
                <text:list-item>
                  <text:p text:style-name="P17">Have all the objects in the scene stored in <text:span text:style-name="T9">a container with methods to manage them</text:span></text:p>
                </text:list-item>
                <text:list-item>
                  <text:p text:style-name="P17">Process input from the user</text:p>
                </text:list-item>
                <text:list-item>
                  <text:p text:style-name="P17">Update the positions of all objects as well as the player</text:p>
                </text:list-item>
              </text:list>
            </text:list-item>
          </text:list>
        </text:list-item>
        <text:list-item>
          <text:p text:style-name="P17"><text:soft-page-break/>A system that will calculate the speed, position, and acceleration of every applicable object every frame.</text:p>
          <text:list>
            <text:list-item>
              <text:p text:style-name="P17">Using the OpenGL Mathematics library and GLFW:</text:p>
              <text:list>
                <text:list-item>
                  <text:p text:style-name="P17">Take input from the user each frame</text:p>
                </text:list-item>
                <text:list-item>
                  <text:p text:style-name="P17">Using the stored direction of the player, and the current speed and acceleration, as well as other factors such as whether or not the player is grappling or sliding, calculate the new position of the player.</text:p>
                  <text:list>
                    <text:list-item>
                      <text:p text:style-name="P17">Much of this could be stored in a state struct, or a class with methods to update this.</text:p>
                    </text:list-item>
                  </text:list>
                </text:list-item>
              </text:list>
            </text:list-item>
            <text:list-item>
              <text:p text:style-name="P18">Then using the stored attributes of any other moving objects, calculate their new position and speed, etc. This will be simpler than calculating for the user as many moving objects might move only in a simple loop.</text:p>
            </text:list-item>
            <text:list-item>
              <text:p text:style-name="P18">Additionally, detect collision between the player and any nearby objects. If the player is trying to move in a direction and there is an object in the way, adjust the player’s speed and direction accordingly.</text:p>
            </text:list-item>
          </text:list>
        </text:list-item>
        <text:list-item>
          <text:p text:style-name="P19">A system to create levels and place objects.</text:p>
          <text:list>
            <text:list-item>
              <text:p text:style-name="P19">This should have the ability to place physical objects that the player can use to move around with.</text:p>
            </text:list-item>
            <text:list-item>
              <text:p text:style-name="P19">This should have the ability to <text:span text:style-name="T9">define attributes on physical objects which affect how the player interacts with them.</text:span></text:p>
            </text:list-item>
            <text:list-item>
              <text:p text:style-name="P19">There should be a way to save levels into a file, that can be read when the game is loaded.</text:p>
            </text:list-item>
          </text:list>
        </text:list-item>
        <text:list-item>
          <text:p text:style-name="P19">A graphical user interface.</text:p>
          <text:list>
            <text:list-item>
              <text:p text:style-name="P19">This should have a home screen.</text:p>
            </text:list-item>
            <text:list-item>
              <text:p text:style-name="P19">This should have a menu to select games to play.</text:p>
            </text:list-item>
            <text:list-item>
              <text:p text:style-name="P19">The various menus could be stored using a tree structure <text:span text:style-name="T7">or an adjacency list</text:span>.</text:p>
            </text:list-item>
          </text:list>
        </text:list-item>
        <text:list-item>
          <text:p text:style-name="P20">Gameplay mechanics.</text:p>
          <text:list>
            <text:list-item>
              <text:p text:style-name="P20">Each level should have a start and an end.</text:p>
            </text:list-item>
            <text:list-item>
              <text:p text:style-name="P20">Each level should be timed, and this time should be displayed upon completing a level.</text:p>
            </text:list-item>
            <text:list-item>
              <text:p text:style-name="P20">The level should end early if a time limit is reached, to encourage faster movement.</text:p>
            </text:list-item>
            <text:list-item>
              <text:p text:style-name="P20">The level should terminate if the player falls off the level.</text:p>
            </text:list-item>
          </text:list>
        </text:list-item>
        <text:list-item>
          <text:p text:style-name="P20">An events system.</text:p>
          <text:list>
            <text:list-item>
              <text:p text:style-name="P20">This should have the ability to store functions which are run each frame.</text:p>
            </text:list-item>
            <text:list-item>
              <text:p text:style-name="P20">These functions should have data passed to them about how long they have been running for, and the total time they will run for.</text:p>
            </text:list-item>
            <text:list-item>
              <text:p text:style-name="P20">This system should be able to be used with the level loader, <text:span text:style-name="T10">to assist in defining behaviour for dynamic objects which move over time.</text:span></text:p>
            </text:list-item>
          </text:list>
        </text:list-item>
      </text:list>
      <text:p text:style-name="P6"/>
      <text:p text:style-name="P6"/>
      <text:p text:style-name="P16">List and explanation of acceptable limitations</text:p>
      <text:p text:style-name="P16"/>
      <text:list text:style-name="L2">
        <text:list-item>
          <text:p text:style-name="P21">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where you could fly around and inspect different parts of the level as you define them, but I believe it is acceptable if this does not make it into the final product.</text:p>
        </text:list-item>
        <text:list-item>
          <text:p text:style-name="P21">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21">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21"><text:soft-page-break/>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p>
        </text:list-item>
      </text:list>
      <text:p text:style-name="P6"/>
      <text:p text:style-name="P6"/>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13:14:20.490712304</meta:creation-date>
    <dc:date>2024-03-06T13:22:33.650728012</dc:date>
    <meta:editing-duration>PT14H46M39S</meta:editing-duration>
    <meta:editing-cycles>23</meta:editing-cycles>
    <meta:generator>LibreOffice/7.6.4.1$Linux_X86_64 LibreOffice_project/60$Build-1</meta:generator>
    <meta:document-statistic meta:table-count="0" meta:image-count="0" meta:object-count="0" meta:page-count="5" meta:paragraph-count="83" meta:word-count="2411" meta:character-count="13310" meta:non-whitespace-character-count="10994"/>
  </office:meta>
</office:document-meta>
</file>